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63000002711AAE1FBE5777E6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color="#000000" draw:fill="none" draw:fill-color="#6b0d0e" draw:fill-image-width="0cm" draw:fill-image-height="0cm" draw:auto-grow-height="true" draw:auto-grow-width="false" fo:max-height="0cm" fo:min-height="3.109cm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slide-title">
      <style:graphic-properties fo:min-height="5.701cm"/>
    </style:style>
    <style:style style:name="pr3" style:family="presentation" style:parent-style-name="Title_20_slide-outline1">
      <style:graphic-properties fo:min-height="9.179cm"/>
    </style:style>
    <style:style style:name="pr4" style:family="presentation" style:parent-style-name="Title_20_slide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text-align="end"/>
      <style:text-properties fo:color="#6b0d0e" fo:font-family="CAGeheimagentW00-Normal" style:font-pitch="variable" fo:font-size="36pt" style:font-size-asian="36pt" style:font-size-complex="36pt"/>
    </style:style>
    <style:style style:name="P4" style:family="paragraph">
      <style:text-properties fo:color="#6b0d0e" fo:font-family="CAGeheimagentW00-Normal" style:font-pitch="variable" fo:font-size="36pt" style:font-size-asian="36pt" style:font-size-complex="36pt"/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T1" style:family="text">
      <style:text-properties fo:color="#6b0d0e" fo:font-family="CAGeheimagentW00-Normal" style:font-pitch="variable" fo:font-size="36pt" style:font-size-asian="36pt" style:font-size-complex="36pt"/>
    </style:style>
    <style:style style:name="T2" style:family="text">
      <style:text-properties fo:color="#6b0d0e" fo:font-family="CAGeheimagentW00-Normal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draw:style-name="gr1" draw:text-style-name="P1" draw:layer="layout" svg:width="25.588cm" svg:height="14.884cm" svg:x="-0.094cm" svg:y="-0.298cm">
          <draw:image xlink:href="Pictures/1000020100000363000002711AAE1FBE5777E61A.png" xlink:type="simple" xlink:show="embed" xlink:actuate="onLoad">
            <text:p/>
          </draw:image>
        </draw:frame>
        <draw:custom-shape draw:name="Shape 55" draw:style-name="gr2" draw:text-style-name="P2" draw:layer="layout" svg:width="10.037cm" svg:height="3.187cm" svg:x="12.466cm" svg:y="9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2cm" svg:height="3.359cm" svg:x="8.8cm" svg:y="10cm">
          <draw:text-box>
            <text:p text:style-name="P3"><text:span text:style-name="T1">MECÁNICA: OBSTÁCULOS ACUÁTICOS</text:span></text:p>
            <text:p text:style-name="P3"><text:span text:style-name="T2">(Pedro Montoto García)</text:span></text:p>
          </draw:text-box>
        </draw:frame>
        <presentation:notes draw:style-name="dp2">
          <draw:page-thumbnail draw:name="Shape 51" draw:style-name="gr4" draw:layer="layout" svg:width="16.933cm" svg:height="9.524cm" svg:x="1.059cm" svg:y="1.905cm" draw:page-number="1" presentation:class="page"/>
          <draw:frame draw:name="Shape 5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2T1">
        <draw:frame presentation:style-name="pr2" draw:layer="layout" svg:width="23.667cm" svg:height="5.701cm" svg:x="0.866cm" svg:y="2.068cm" presentation:class="title" presentation:placeholder="true">
          <draw:text-box/>
        </draw:frame>
        <draw:frame presentation:style-name="pr3" draw:layer="layout" svg:width="22.859cm" svg:height="9.429cm" svg:x="1.27cm" svg:y="3.343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adea" style:font-family-generic="roman" style:font-pitch="variable" fo:font-size="18pt" fo:font-style="normal" fo:text-shadow="none" style:text-underline-style="none" fo:font-weight="normal" style:letter-kerning="true" style:font-family-asian="Caladea" style:font-family-generic-asian="system" style:font-pitch-asian="variable" style:font-size-asian="18pt" style:font-style-asian="normal" style:font-weight-asian="normal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adea" style:font-family-generic="roman" style:font-pitch="variable" fo:font-size="20pt" fo:font-style="normal" fo:text-shadow="none" style:text-underline-style="none" fo:font-weight="normal" style:letter-kerning="true" style:font-family-asian="Caladea" style:font-family-generic-asian="system" style:font-pitch-asian="variable" style:font-size-asian="20pt" style:font-style-asian="normal" style:font-weight-asian="normal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adea" style:font-family-generic="roman" style:font-pitch="variable" fo:font-size="32pt" fo:font-style="normal" fo:text-shadow="none" style:text-underline-style="none" fo:font-weight="normal" style:letter-kerning="true" style:font-family-asian="Caladea" style:font-family-generic-asian="system" style:font-pitch-asian="variable" style:font-size-asian="32pt" style:font-style-asian="normal" style:font-weight-asian="normal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52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3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5" draw:layer="backgroundobjects" svg:width="1.523cm" svg:height="1.092cm" svg:x="23.535cm" svg:y="12.953cm" presentation:class="page-number" presentation:user-transformed="true">
        <draw:text-box>
          <text:p text:style-name="MP4"><text:span text:style-name="MT2"><text:page-number>&lt;número&gt;</text:page-number></text:span></text:p>
        </draw:text-box>
      </draw:frame>
      <draw:frame presentation:style-name="Title_20_slide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date>2017-01-31T13:00:13.73</dc:date>
    <meta:editing-duration>PT20M28S</meta:editing-duration>
    <meta:editing-cycles>3</meta:editing-cycles>
    <meta:document-statistic meta:object-count="28"/>
  </office:meta>
</office:document-meta>
</file>